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omAss Notes</text:p>
      <text:p text:style-name="Standard"/>
      <text:p text:style-name="Standard">Regarding the save function of rooms – if a room is assigned a different member, its calendar is replaced and renamed. So if a member moves rooms, any availability dates currently do not move with them.</text:p>
      <text:p text:style-name="Standard"/>
      <text:p text:style-name="Standard">Emails don't work, just print to console atm. There is a link to fleshing this out on part 8.</text:p>
      <text:p text:style-name="Standard"/>
      <text:p text:style-name="Standard">No confirmation upon successful booking submisson.</text:p>
      <text:p text:style-name="Standard"/>
      <text:p text:style-name="Standard">Members need a my room page.</text:p>
      <text:p text:style-name="Standard">To add preferences about guests.</text:p>
      <text:p text:style-name="Standard">To CRUD hosting events they've created</text:p>
      <text:p text:style-name="Standard">To CRUD availability events they've created</text:p>
      <text:p text:style-name="Standard">To CRUD occupancies in their own room</text:p>
      <text:p text:style-name="Standard"/>
      <text:p text:style-name="Standard"/>
      <text:p text:style-name="Standard">Is there a way to plug in a date range and find multiple rooms that will satisfy it?</text:p>
      <text:p text:style-name="Standard"/>
      <text:p text:style-name="Standard">NEED to link creator to booking event.</text:p>
      <text:p text:style-name="Standard"/>
      <text:p text:style-name="Standard">Perhaps limit booking to some number of months ahead, for some number of weeks total.</text:p>
      <text:p text:style-name="Standard"/>
      <text:p text:style-name="Standard">CREATION OF USERS / PERSONS / CHILDREN needs to be understood and finalized</text:p>
      <text:p text:style-name="Standard"/>
      <text:p text:style-name="Standard">how and when do events die?</text:p>
      <text:p text:style-name="Standard"/>
      <text:p text:style-name="Standard">some sort of logout issue moving between users?</text:p>
      <text:p text:style-name="Standard"><text:tab/>Top right login button → login → leads to logout page</text:p>
      <text:p text:style-name="Standard"><text:tab/>login again link seems to function properly though</text:p>
      <text:p text:style-name="Standard"/>
      <text:p text:style-name="Standard">maybe want a custom filter to deal with date presentation in My Room</text:p>
      <text:p text:style-name="Standard">probaly don't need year, time of day?</text:p>
      <text:p text:style-name="Standard"/>
      <text:p text:style-name="Standard">CREATE AVAILABILITY – needs to submit and needs date range checking</text:p>
      <text:p text:style-name="Standard"/>
      <text:p text:style-name="Standard">need to merge availability events if they abut</text:p>
      <text:p text:style-name="Standard"/>
      <text:p text:style-name="Standard">Not Booked doesn't work with non-children</text:p>
      <text:p text:style-name="Standard">so questionable with children as well</text:p>
      <text:p text:style-name="Standard"/>
      <text:p text:style-name="Standard">//////////////////////////////////////////////////////////////////</text:p>
      <text:p text:style-name="Standard">[MemberName]'s Room(s)</text:p>
      <text:p text:style-name="Standard"/>
      <text:p text:style-name="Standard">=======</text:p>
      <text:p text:style-name="Standard"/>
      <text:p text:style-name="Standard">MemberName's room is set to available for:</text:p>
      <text:p text:style-name="Standard"/>
      <text:p text:style-name="Standard">startDate – stopDate <text:s/>[edit]</text:p>
      <text:p text:style-name="Standard"><text:soft-page-break/><text:tab/>Occupants slated for:</text:p>
      <text:p text:style-name="Standard"><text:tab/><text:tab/>startDate – stopDate (guestName, hosted by hostName)</text:p>
      <text:p text:style-name="Standard"><text:tab/><text:tab/>startDate – stopDate (guestName, hosted by hostName)</text:p>
      <text:p text:style-name="Standard"><text:tab/><text:tab/></text:p>
      <text:p text:style-name="Standard">startDate – stopDate [edit]</text:p>
      <text:p text:style-name="Standard"/>
      <text:p text:style-name="Standard">=======</text:p>
      <text:p text:style-name="Standard"/>
      <text:p text:style-name="Standard">childName's room is set to available for:</text:p>
      <text:p text:style-name="Standard"/>
      <text:p text:style-name="Standard">as above</text:p>
      <text:p text:style-name="Standard"/>
      <text:p text:style-name="Standard">/////////////////////////////////////////////////////////////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6-22T18:29:30.51</dc:date>
    <dc:creator>Trevor Pierson</dc:creator>
    <meta:editing-duration>P2DT19H42M22S</meta:editing-duration>
    <meta:editing-cycles>31</meta:editing-cycles>
    <meta:generator>OpenOffice/4.1.13$Win32 OpenOffice.org_project/4113m1$Build-9810</meta:generator>
    <meta:document-statistic meta:table-count="0" meta:image-count="0" meta:object-count="0" meta:page-count="2" meta:paragraph-count="37" meta:word-count="277" meta:character-count="1736"/>
  </office:meta>
</office:document-meta>
</file>